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24c93" officeooo:paragraph-rsid="00124c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luminismo</text:p>
      <text:p text:style-name="P1"/>
      <text:p text:style-name="P1">- Para Kant, é um processo de esclarecimento, onde o ser humano sai da sua minoridade com o uso da razão.</text:p>
      <text:p text:style-name="P1">- A razão é o valor central e levou o mundo a laicização;</text:p>
      <text:p text:style-name="P1"/>
      <text:p text:style-name="P1">- Movimento de ideias que ocorreu no século XVIII e começou na França;</text:p>
      <text:p text:style-name="P1">- Contrário ao Antigo Regime (Absolutismo, Mercantilismo);</text:p>
      <text:p text:style-name="P1">- A Verdade vem pela experiência, pelo empirismo e atráves da razão.</text:p>
      <text:p text:style-name="P1">- Antecedido pelo racionalismo, renascimento científico e pela revolução científica;</text:p>
      <text:p text:style-name="P1">- Visão racional sobre o mundo.</text:p>
      <text:p text:style-name="P1"/>
      <text:p text:style-name="P1">Montesquieu:</text:p>
      <text:p text:style-name="P1">- Separação dos três poderes; -- para nenhum poder ser superior ao outro</text:p>
      <text:p text:style-name="P1">- constituição; -- imperio da lei e não do rei, para limitar os poderes do rei, por exemplo.</text:p>
      <text:p text:style-name="P1"/>
      <text:p text:style-name="P1">Rousseau:</text:p>
      <text:p text:style-name="P1">- O ser humano é bom e a sociedade o corrompe;</text:p>
      <text:p text:style-name="P1">- Contrato Social – acordo, mesmo que implícito, entre quem governa e quem é governado;</text:p>
      <text:p text:style-name="P1"><text:tab/>O soberano só seria legítimo como mandatário do povo, caso contrário, tirano;</text:p>
      <text:p text:style-name="P1"/>
      <text:p text:style-name="P1"><text:s/>- Vontade Geral – Poder Emana do Povo</text:p>
      <text:p text:style-name="P1">- Igualdade Civil – todos são iguais em direitos e deveres (levou ao da fim a servidão camponesa);</text:p>
      <text:p text:style-name="P1"/>
      <text:p text:style-name="P1">Voltaire:</text:p>
      <text:p text:style-name="P1">- Estado Laico – Separação entre Estado e Igreja;</text:p>
      <text:p text:style-name="P1">- O Estado não existe para servir o rei;</text:p>
      <text:p text:style-name="P1"/>
      <text:p text:style-name="P1">- Verdade vem da razão, do empirismo (da experiência);</text:p>
      <text:p text:style-name="P1"/>
      <text:p text:style-name="P1">- Enciclopédia:</text:p>
      <text:p text:style-name="P1"><text:tab/>Espécie de manifesto do pensamento iluminista;</text:p>
      <text:p text:style-name="P1"><text:tab/>Conjunto de livros que levam as ideias racionais para o povo comum, leva as luzes da razão ao povo comum, para os tirar do forte misticismo da igreja católica;</text:p>
      <text:p text:style-name="P1"/>
      <text:p text:style-name="P1">- Economia (combater o mercantilismo, o intervencionismo estatal)</text:p>
      <text:p text:style-name="P1"><text:tab/>- Defendia a menor intervenção do Estado na economia, assim como a livre-concorrência e o livre-mercado;</text:p>
      <text:p text:style-name="P1"><text:tab/>Fisiocracia Francesa – Defendia a menor intervenção do Estado na economia e que a riqueza vem da natureza, mais especificamente da agricultura;</text:p>
      <text:p text:style-name="P1"><text:tab/>Liberalismo Britânico – Defendia também uma menor intervenção do Estado na Economia e que a riqueza vem do trabalho, mais especificamente do trabalho dividido, típico do ambiente fábril.</text:p>
      <text:p text:style-name="P1"/>
      <text:p text:style-name="P1">Despotismo Esclarecido:</text:p>
      <text:p text:style-name="P1"><text:tab/>Tiranos, despotas que não abrem mão do seu absolutismo, mas pegam ideias absolutistas para modernizar o Estado e promover reformas na economia e na administração pública.</text:p>
      <text:p text:style-name="P1">Os pensadores iluministas queriam acabar com a influência dos jesuítaas e da inquisição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4:08:24.516805296</meta:creation-date>
    <dc:date>2024-08-16T15:03:46.542504606</dc:date>
    <meta:editing-duration>PT55M27S</meta:editing-duration>
    <meta:editing-cycles>1</meta:editing-cycles>
    <meta:document-statistic meta:table-count="0" meta:image-count="0" meta:object-count="0" meta:page-count="1" meta:paragraph-count="31" meta:word-count="354" meta:character-count="2172" meta:non-whitespace-character-count="1835"/>
    <meta:generator>LibreOffice/7.4.7.2$Linux_ARM_EABI LibreOffice_project/40$Build-2</meta:generator>
  </office:meta>
</office:document-meta>
</file>